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line-through-style="solid" style:text-underline-style="none"/>
    </style:style>
    <style:style style:name="T5" style:family="text">
      <style:text-properties style:text-line-through-style="none" style:text-underline-style="none"/>
    </style:style>
    <style:style style:name="T6" style:family="text">
      <style:text-properties style:text-line-through-style="none" style:font-name="Times New Roman1" style:text-underline-style="none"/>
    </style:style>
    <style:style style:name="T7" style:family="text">
      <style:text-properties style:text-line-through-style="none" style:font-name="Times New Roman" style:text-underline-style="none"/>
    </style:style>
    <style:style style:name="T8" style:family="text">
      <style:text-properties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4_10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4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Passover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For the Sabbath before Pesach/</text:p>
      <text:p text:style-name="P7"/>
      <text:p text:style-name="P6">[Page 1]</text:p>
      <text:p text:style-name="P6">It is [Hebrew]. <text:s/>Let our actions illustrate the name it/ bears. <text:s/>Our forefathers called this day specially great for a/ motive applicable to their time. <text:s/>We should render it so, suitably/ to our own age and existing circumstances. <text:s/>To them the great-/-ness of this Sabbath consisted of quantity, if I may so inelegantly express/ the idea; to us it should be a greatness of quality./</text:p>
      <text:p text:style-name="P6">Among the various opinions advanced regarding the ap-/-pellation anciently given thereto I agree with that which attributes its origin to/ a practice introduced by the Rabbis. <text:s/>The attention which/ a rigid keeping of the Passover demands, suggested the/ propriety of detaining the Congregation in the Synagogue,/ longer than ordinarily, before the festival set in. <text:s/>Then/ the preacher warned and exhorted, dwelling forcibly on the/ importance of the approaching occasion, and explaining/ minutely the obligations that devolved on Israelites, and/ the scrupulousness with which they must be discharged./ <text:s/>He gave an exceptional sermon. <text:s/>For admonitory/ discourses were not so usual with the Hebrews of past/ ages, as with ourselves. <text:s/>Till within the beginning of the/ present century, the pulpit mostly delivered learned/</text:p>
      <text:p text:style-name="P6"/>
      <text:p text:style-name="P6">[Page 2]</text:p>
      <text:p text:style-name="P6">discussions rather than studied orations./</text:p>
      <text:p text:style-name="P6"><text:soft-page-break/>They might have been appropriately styled <text:span text:style-name="T2">lectures</text:span><text:span text:style-name="T3">, as/ the English word itself primitively implies; that is, a/ reading for instruction. <text:s/>The minds of the hearers, trained/ in the knowledge of the subjects brought forward, could/ follow the speaker, and derive gratification. <text:s/>The spirit/ of the time was in full accord with the prevailing system,/ hence its popularity. <text:s/>It seems, </text:span><text:span text:style-name="T4">pe</text:span><text:span text:style-name="T5"> however, that when/ the holiday we are about to celebrate, drew near, the/ Rabbi's lecturing took a different </text:span><text:span text:style-name="T4">turn</text:span><text:span text:style-name="T5"> form; that it became/ a lengthy discourse on the importance of guarding against/ the slightest violation of the rules laid down by the Sages./ <text:s/>So that our dwellings and the peculiarly Jewish rites per-/-formed might evidence the soundness of our faith. <text:s/>It/ kept the assembled multitude to a later hour than custo-/-mary, and therefore the day was given, by way of distinct-/-ion, the name of [Hebrew] <text:s/>Need I say/ that this century has produced very material changes?/ <text:s/>All know, that whereas our ancestors considered it a/ religious duty to be</text:span><text:span text:style-name="T4">come</text:span><text:span text:style-name="T5"> conversant with Hebrew </text:span><text:span text:style-name="T4">knowledge</text:span><text:span text:style-name="T5"> lore,/ we have drawn a dividing line between the laity and the/ clergy, terms not at all of Jewish origin./</text:span></text:p>
      <text:p text:style-name="P6"><text:span text:style-name="T5"/></text:p>
      <text:p text:style-name="P6"><text:span text:style-name="T5">[Page 3]</text:span></text:p>
      <text:p text:style-name="P6"><text:span text:style-name="T5">We leave altogether, as the exclusive department of a few, what/ was formerly cultivated as a field of common property./ <text:s/>It is not surprising therefore that our taste </text:span><text:span text:style-name="T4">and that of our</text:span><text:span text:style-name="T5">/</text:span><text:span text:style-name="T4">fathers are</text:span><text:span text:style-name="T5"> is entirely unlike that of our fathers. <text:s/>We would reject as wearisome what/ they relished as edifying. <text:s/>Naturally the pulpit had/ to accomodate[sic!] itself to circumstances, and the old "Derasha"/ was forced to make room for the modern sermon. <text:s/>It now/ </text:span><text:span text:style-name="T4">forms a constituent</text:span><text:span text:style-name="T5"> constitutes an integral part of the Divine worship, so that/ the opportunities for enlarging upon the sacredness of the/ Passover, or of any of our observances, are continual, and no/ necessity exists for making the greatness of this Sabbath/ to consist of an unusually long discourse. <text:s/>You heard,/ my Brethren! before the month of Nissan was ushered in/ that of which you must needfully be reminded at this/ period. <text:s/>And to say it briefly again, I will quote the Bible./ <text:s/>"Seven days shall ye eat unleavened bread, but on the first day/ ye shall have put away leaven out of your houses, for, who-/-soever eateth leavened bread from the first day until the/ seventh day, that soul shall be cut off from Israel. <text:s/>And on/ the first-day there shall be a holy convocation, and on the/</text:span></text:p>
      <text:p text:style-name="P6"><text:span text:style-name="T5"/></text:p>
      <text:p text:style-name="P6"><text:span text:style-name="T5">[Page 4]</text:span></text:p>
      <text:p text:style-name="P6"><text:span text:style-name="T5">seventh day shall there be a holy convocation;/ no manner of work shall be done on them, save/ what is eaten by every person, that only may be prepared/ by you." <text:s/>These two sentences contain the summary/ of all I have already </text:span><text:span text:style-name="T4">said</text:span><text:span text:style-name="T5"> explained. <text:s/>Not by repeating it, do/ I wish to illustrate the name, which distinguishes this/ Sabbath from others, but by securing from my hearers,/ and by performing myself, acts of justice./</text:span></text:p>
      <text:p text:style-name="P8"><text:span text:style-name="T3">Friends!</text:span><text:span text:style-name="T5"> Fellow Israelites! <text:s/>You had a man in this land, whom you </text:span><text:span text:style-name="T3">considered</text:span><text:span text:style-name="T5"> deemed/ a fit representative of the principles of civil and religious/ freedom; and </text:span><text:span text:style-name="T3">so</text:span><text:span text:style-name="T5"> thus you addressed him. <text:s/>"Brother! <text:s/>Gird thy/ loins with strength, and go forth </text:span><text:span text:style-name="T3">among</text:span><text:span text:style-name="T5"> to the help of the enslaved. <text:s/>Loosen/ their fetters, and let them walk at large. <text:s/>We will, from/ a distance look on approvingly, and infuse into thy heart/ fresh courage by unmistakable proofs of our confidence."/ <text:s/>Animated with zeal, he did as you bid. <text:s/>Country, friends,/ purists were relinquished, and vast seas placed between/ them and the accomplishing of a holy mission./ <text:s/>The new apostle of truth cried aloud and spared not the/ workers of iniquity, bars of iron he broke asunder;/ some he brought out of the dark and horrid dungeon, many/ he delivered form the fear of the extortioners./</text:span></text:p>
      <text:p text:style-name="P8"><text:span text:style-name="T5"/></text:p>
      <text:p text:style-name="P8"><text:span text:style-name="T5">[Page 5]</text:span></text:p>
      <text:p text:style-name="P8"><text:span text:style-name="T5">And if he could not gather all into the fold of political/ security, he prepared the way, which will finally lead/ to the desired goal. <text:s/>Ought such a man, and such a/ Jews to strain his looks, and turning anxiously towards our shores, see/ that you have withdrawn your sustaining arms?/ <text:s/>Never: Not long ago I urged that the station he has/ occupied with lasting credit to himself, and with honor/ to American Judaism, </text:span><text:soft-page-break/><text:span text:style-name="T5">might be made remunerative </text:span><text:span text:style-name="T3">and</text:span><text:span text:style-name="T5">/ and permanent, through your united actions. <text:s/>And, at/ the instance of our Roumanian consul himself, I solicited/ the influence, which the President of this Congregation, deser-/-vedly possesses, to that effect. <text:s/>Unfortunately, several/ adverse circumstances have since arisen to prevent the completion/ of that </text:span><text:span text:style-name="T3">project object</text:span><text:span text:style-name="T5"> design. <text:s/>The necessity of providing for the/ increasing wants of a large population, during a severe/ season, and the illness which has detained at home the/ principal actor in the undertaking, hindered its progress./ <text:s/>Meanwhile, hope deferred sickened also the heart of/ your </text:span><text:span text:style-name="T3">distant</text:span><text:span text:style-name="T5"> missionary. <text:s/>And now, it beats only for/ America and her exhilarating air./</text:span></text:p>
      <text:p text:style-name="P8"><text:span text:style-name="T5"/></text:p>
      <text:p text:style-name="P8"><text:span text:style-name="T5">[Page 6]</text:span></text:p>
      <text:p text:style-name="P8"><text:span text:style-name="T5">Let Benjamin Franklin Peixotto return to the/ country of his birth, but not laden with an oppressive/ weight. <text:s/>He has contracted obligations abroad, consequent/ to the position held, and the maintenance of a numerous/ family. <text:s/>To leave those obligations undischarged would/ be a wrong we commit towards a faithful servant, and a/ reflection upon his character, which he dreads to contemplate./ <text:s/>Again, I ask that you hasten to relieve the mind of one/ who has a right to your exertions in his behalf. <text:s/>When I/ first presented the subject to your consideration, I had looked/ forward to the happy occasion of Purim, on which I might/ cheer the distant brother with the assurance of our affectionate/ support. <text:s/>That season has passed, and now I earnestly request/ that you will illustrate the greatness of this Sabbath by/ an act of justice. <text:s/>I will confer with our Parnass, and/ let me pray that whatever plan he may devise as best conducive to the </text:span><text:span text:style-name="T3">fulfilling [?]</text:span><text:span text:style-name="T5"> realization you seek,/ will render successful, through a spirit appreciative of/ the self-denial of your fellow religionist and citizen,/ and a resolve to be generous as he has been true./</text:span></text:p>
      <text:p text:style-name="P8"><text:span text:style-name="T5"><text:tab/>But I have said, that I myself wish to make this a/ veritable [Hebrew] by justice. <text:s/>The extreme/ painfulness which my endeavour</text:span><text:span text:style-name="T3">s</text:span><text:span text:style-name="T5"> to effect that object/</text:span></text:p>
      <text:p text:style-name="P8"><text:span text:style-name="T5"/></text:p>
      <text:p text:style-name="P8"><text:span text:style-name="T5">[Page 7]</text:span></text:p>
      <text:p text:style-name="P8"><text:span text:style-name="T5">causes me, shall not </text:span><text:span text:style-name="T3">deter me</text:span><text:span text:style-name="T5"> withhold my lips from speaking./ <text:s/>I have schooled my mind for it, and now, the pressure/ of the time admits of no delay. <text:s/>Brethren! circumstances,/ not of my creation, have given rise to feelings, among my/ constituents, that may work injury--material injury to some,/ for whom the memory of </text:span><text:span text:style-name="T3">the</text:span><text:span text:style-name="T5"> estimable dead bids me to entertain/ kindly sentiments. <text:s/>Passover, which we all, with God's/ blessing, will soon joyfully greet, may bring to individuals/ long in the service of the Mikv</text:span><text:span text:style-name="T6">é</text:span><text:span text:style-name="T7"> Israel Congregation mental/ suffering. <text:s/>And should I, in the remotest way, occasion/ that grief, I would be harassed and harrowed by the thought./ <text:s/>In all honesty I </text:span><text:span text:style-name="T8">assert</text:span><text:span text:style-name="T7"> Declare that I would rather bear the poisonous/ bite of calumny, than the sting of remorse. <text:s/>If I have/ then ever uttered words or wishes, affecting prejudicially my/ neighbor's interest, I recall them totally. <text:s/>For, while/ I am exceedingly </text:span><text:span text:style-name="T8">earnest in the desire</text:span><text:span text:style-name="T7"> anxious to keep away from/ this Synagogue a disturbing element, I would depracate[sic!]/ changes </text:span><text:span text:style-name="T8">not</text:span><text:span text:style-name="T7"> detrimental to the welfare of my fellow-/being. <text:s/>Let then the members of this respectable/ body, meet not to evince displeasure at that which is past, but to provide for the future. <text:s/>To study together how to raise on a permanent/ basis their institution of prayer; how to place it beyond/ the possibility of a downfall, through the ravages of/ death, or the defection of a reckless generation./</text:span></text:p>
      <text:p text:style-name="P8"><text:span text:style-name="T7"/></text:p>
      <text:p text:style-name="P8"><text:span text:style-name="T7">[Page 8]</text:span></text:p>
      <text:p text:style-name="P8"><text:span text:style-name="T7">Let the temporal officers, join hand to hand and shoulder/ to shoulder to uphold the dignity and religious standard/ of the house entrusted to their charge. <text:s/>Let the salaried/ officers invitingly draw to it multitudes, in order that/ a new infusion of life may be imparted to traditional/ Judaism. <text:s/>Let each of us labor in his sphere for the spread-/-ing of the principles, dear to our fathers, and which/ we have hitherto tenaciously preserved./</text:span></text:p>
      <text:p text:style-name="P8"><text:span text:style-name="T7">(This lecture was lengthened considerably, by an address/ to a Bar Mitzva, an inmate of the Foster-home)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7-25T13:38:48.38</meta:creation-date>
    <meta:document-statistic meta:table-count="0" meta:image-count="0" meta:object-count="0" meta:page-count="4" meta:paragraph-count="83" meta:word-count="1722" meta:character-count="10732"/>
    <dc:date>2012-07-25T14:34:15.45</dc:date>
    <dc:creator>Penn Libraries</dc:creator>
    <meta:editing-duration>PT00H08M25S</meta:editing-duration>
    <meta:editing-cycles>1</meta:editing-cycles>
    <meta:generator>OpenOffice.org/3.2$Win32 OpenOffice.org_project/320m12$Build-9483</meta:generator>
  </office:meta>
</office:document-meta>
</file>